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79">
            <text:p>7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0">
            <text:p>5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58">
            <text:p>158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5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M12S</meta:editing-duration>
    <meta:editing-cycles>108</meta:editing-cycles>
    <meta:generator>OpenOffice/4.1.0$Win32 OpenOffice.org_project/410m18$Build-9764</meta:generator>
    <dc:date>2014-08-25T15:57:41.72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